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P3"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font-style-asian="normal" style:font-weight-asian="normal"/>
    </style:style>
    <style:style style:name="P4" style:family="paragraph" style:parent-style-name="Standard">
      <style:paragraph-properties fo:margin-left="0cm" fo:margin-right="0cm" fo:orphans="2" fo:widows="2" fo:text-indent="0cm" style:auto-text-indent="false"/>
      <style:text-properties style:language-asian="ja" style:country-asian="JP"/>
    </style:style>
    <style:style style:name="P5" style:family="paragraph" style:parent-style-name="Standard">
      <style:paragraph-properties fo:margin-left="0cm" fo:margin-right="0cm" fo:orphans="2" fo:widows="2" fo:text-indent="0cm" style:auto-text-indent="false"/>
    </style:style>
    <style:style style:name="P6"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T1" style:family="text">
      <style:text-properties fo:font-variant="normal" fo:text-transform="none" fo:color="#222222" fo:letter-spacing="normal" style:font-name-asian="Arial1" style:font-size-asian="12pt" style:font-style-asian="normal" style:font-weight-asian="normal"/>
    </style:style>
    <style:style style:name="T2" style:family="text">
      <style:text-properties fo:font-variant="normal" fo:text-transform="none" fo:color="#222222" fo:letter-spacing="normal" style:font-name-asian="Arial1" style:font-size-asian="12pt" style:language-asian="ja" style:country-asian="JP" style:font-style-asian="normal" style:font-weight-asian="normal"/>
    </style:style>
    <style:style style:name="T3" style:family="text">
      <style:text-properties fo:font-variant="normal" fo:text-transform="none" fo:color="#222222" style:font-name="Arial1" fo:font-size="12pt" fo:letter-spacing="normal" fo:font-style="normal" fo:font-weight="normal"/>
    </style:style>
    <style:style style:name="T4"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面接でみられるポイント＞</text:span><text:line-break/><text:span text:style-name="T1">・コミュニケーション力</text:span><text:line-break/><text:span text:style-name="T1">・志望度（面接態度）</text:span><text:line-break/><text:span text:style-name="T1">・自身の強み</text:span><text:line-break/><text:span text:style-name="T1">・人となり</text:span> </text:p>
      <text:p text:style-name="P1"/>
      <text:p text:style-name="P3">・自己紹介</text:p>
      <text:p text:style-name="P2">宮脇秀則と申します、新卒でゲームプログラマーになってから１９年ほど、コンシューマ、Webソーシャル、スマホアプリと時代の変化に合わせて言語やプラットフォームにとらわれず技術者として今日まで仕事をして成果を出してきました、最近ではリーダー業務をやらせてもらうことも多くそちらでも周囲と協力して業務をスムーズに行えるように成果を出してきました。これらの経験を生かして今後もより良いゲームを作りたいと思っております、よろしくお願いいたします。</text:p>
      <text:p text:style-name="P2"/>
      <text:p text:style-name="P1"><text:span text:style-name="T1">・ゲーム会社の中でセガを選んだ理由は？</text:span></text:p>
      <text:p text:style-name="P2">小学生のころからずっと好きでゴールデンアックスやソニック、シャイニングフォースやダイナマイト刑事、サクラ大戦、近年では特に龍が如くシリーズ等が好きで、アクションやRPGだけではなくレースや音ゲー、釣りやカードゲーム等多種多様なジャンルのゲームやアーケードゲームまで作られているのを見ていて自分もここでいろんなゲームを作りたいと、ずっと思っておりましていつかはこのセガのゲームを作りたかったからです。今回特に思い入れのあるソニックシリーズのタイトルでの募集ということでして是非にと思い応募させていただきました。</text:p>
      <text:p text:style-name="P1"><text:line-break/><text:span text:style-name="T1">・転職理由は？前職と現職からの転職理由</text:span></text:p>
      <text:p text:style-name="P2">今月の３日に人事からの呼び出しを受け、そこで会社都合で今月末で退社していただくとのことを受けまして会社都合の条件事態は全然悪くなく保護なども手厚かったので、とどまることもできましたがこの状態で無理にとどまるよりはいい機会でもあるかと思ったので前向きに受け止めてやりたいことを求めて次の業務を目指して退職するようにいたしました。</text:p>
      <text:p text:style-name="P1"><text:line-break/><text:span text:style-name="T1">・セガでしたいことを</text:span><text:span text:style-name="T3">3</text:span><text:span text:style-name="T1">つ挙げてほしい</text:span></text:p>
      <text:p text:style-name="P2">ソニックや龍が如く、クレイジータクシーなどのIPの作品の制作</text:p>
      <text:p text:style-name="P2">メガドライブミニやゲームギアミクロのような独自ハードの対応</text:p>
      <text:p text:style-name="P2">アーケードに向けたゲームの制作</text:p>
      <text:p text:style-name="P1"><text:line-break/><text:span text:style-name="T1">・セガのイメージは？</text:span></text:p>
      <text:p text:style-name="P2">子供の頃から慣れ親しんできた、ダイナマイト刑事や龍が如くなどこれぞという感じのセガにしか出せないカラーのゲームを作る唯一無二の会社</text:p>
      <text:p text:style-name="P1"><text:line-break/><text:span text:style-name="T1">・セガで遊んでいたゲームは？</text:span></text:p>
      <text:p text:style-name="P2">古くはアーケードでゴールデンアックス、ゲームギアやサターンなどでソニック、近年は龍が如くシリーズ、バーチャロン、</text:p>
      <text:p text:style-name="P1"><text:line-break/><text:span text:style-name="T1">・ゲームの好みも聞く</text:span></text:p>
      <text:p text:style-name="P2">ソウルシリーズというアクション性が高いゲーム、メトロイドヴァニアという探索型アクションＲＰＧ</text:p>
      <text:p text:style-name="P1"><text:line-break/><text:span text:style-name="T1">・好きなゲームジャンル</text:span></text:p>
      <text:p text:style-name="P2">アクションＲＰＧ、シュミレーション</text:p>
      <text:p text:style-name="P1"><text:line-break/><text:span text:style-name="T1">・一番プレイしていたゲーム</text:span></text:p>
      <text:p text:style-name="P2">最近では龍が如くシリーズで７，８やジャッジアイズやロストジャッジメントなどで感動したのでシリーズを１からというか０からナンバリング順にやっています。</text:p>
      <text:p text:style-name="P1"><text:line-break/><text:span text:style-name="T1">・転職の軸</text:span></text:p>
      <text:p text:style-name="P2"><text:soft-page-break/>これまで作ったことがないさまざまなジャンルのゲームを作る機会を通して経験を積めそうなところ、好きなＩＰを利用したゲームを作れるところ</text:p>
      <text:p text:style-name="P1"><text:line-break/><text:span text:style-name="T1">・前職と現職の仕事内容（身につけたこと、失敗したこと）</text:span></text:p>
      <text:p text:style-name="P2">前職はスマホ向けにデータベースを利用したアプリ、現職はアプリやコンシューマであとはリーダー業務として周囲を巻き込んで協力して育てながらとか引っ張りながらするところです。</text:p>
      <text:p text:style-name="P2">失敗したところはそのリーダー業務中に言葉足らずで混乱させてしまったことがあったこと</text:p>
      <text:p text:style-name="P2">アプリの評価に引っ張られて改修箇所の検討を間違えたところ</text:p>
      <text:p text:style-name="P1"/>
      <text:p text:style-name="P1"><text:line-break/><text:span text:style-name="T1">・</text:span><text:span text:style-name="T3">1</text:span><text:span text:style-name="T1">社目を選んだ理由は？</text:span></text:p>
      <text:p text:style-name="P2">この１０年ほどセガが次に転職するなら第一志望であったからです。</text:p>
      <text:p text:style-name="P1"><text:line-break/><text:span text:style-name="T1">・業務内容は大丈夫ですか？</text:span></text:p>
      <text:p text:style-name="P2">はい、１９年の経験を生かして今回募集されているＣ＋＋の経験を十二分に発揮したいと思います。もし、スキル等が足りない場合はすぐに埋めて見せます。</text:p>
      <text:p text:style-name="P1"><text:line-break/><text:span text:style-name="T1">・今後のキャリアについては？</text:span></text:p>
      <text:p text:style-name="P2">スペシャリストを志望していますが、人と話すのが結構好きなのでマネジメントというか周囲を巻き込んで引っ張っていくような何かができればなとは思っています。</text:p>
      <text:p text:style-name="P1"><text:line-break/><text:span text:style-name="T1">・今の仕事で辛かったことは？</text:span></text:p>
      <text:p text:style-name="P2">企画とか提案とかで出してもなんの返答もなくて、ではどうすればいいのかとか何がダメだったのかわからないので次につなげづらいところです。</text:p>
      <text:p text:style-name="P1"><text:line-break/><text:span text:style-name="T1">・コンシューマとスマホどちらがやりたいか？</text:span></text:p>
      <text:p text:style-name="P2">コンシューマーで</text:p>
      <text:p text:style-name="P1"><text:line-break/><text:span text:style-name="T1">・資料作成などはやってますか？</text:span> </text:p>
      <text:p text:style-name="P4">業務中にならば情報共有ようのＷＩＫＩなので細かく書きますが、プライベートは最近おろそかになっております申し訳ないです。</text:p>
      <text:p text:style-name="P1"><text:line-break/><text:span text:style-name="T1">・今までのご経歴を教えてください。（しっかりと深堀されると思います）</text:span></text:p>
      <text:p text:style-name="P2">新卒から１９年ほどゲームプログラマーをしております。コンシューマー、Webソーシャル、スマホアプリと時代の変化に合わせて言語やプラットフォームを問わず仕事をさせてもらっております。</text:p>
      <text:p text:style-name="P2">リーダー業務も最近はさせてもらっており周囲と協力して評判もいいものを直接もらってはおります。</text:p>
      <text:p text:style-name="P1"><text:line-break/><text:span text:style-name="T1">・制作の苦労点は？</text:span></text:p>
      <text:p text:style-name="P2">スケジュール調整やコミュニケーションだとは思っています</text:p>
      <text:p text:style-name="P2">強く出ないようにとちょっとでも楽できるようにいつも気を配っているつもりではありますが、それでも忙しくなることは多いのでもっとできることはないのかといつも苦心するところであるとは思います。</text:p>
      <text:p text:style-name="P1"><text:line-break/><text:span text:style-name="T1">・コミュニケーションでの注意点</text:span></text:p>
      <text:p text:style-name="P2">変に圧を書けないようには気を配っています。</text:p>
      <text:p text:style-name="P1"><text:line-break/><text:span text:style-name="T1">・やりがいがあったとか、成功したと思うことはありますか？</text:span></text:p>
      <text:p text:style-name="P2">ユーザーの反応見て喜んでもらったときとか、IPの力が大きいですがガンダムのゲーム作ったときにそのプラモが出てそれを兄に見せた時にようやくすごいことをやってると認めさせられたことです。</text:p>
      <text:p text:style-name="P1"><text:soft-page-break/><text:line-break/><text:span text:style-name="T1">・今までできつかった仕事は？</text:span></text:p>
      <text:p text:style-name="P1"><text:span text:style-name="T1">Jubeatplus </text:span><text:span text:style-name="T2">全部自分でライブラリ書いたので、ただ楽しくはあった</text:span></text:p>
      <text:p text:style-name="P1"><text:line-break/><text:span text:style-name="T1">・失敗した経験は？</text:span></text:p>
      <text:p text:style-name="P2">言葉足らずで怒られたとき</text:p>
      <text:p text:style-name="P1"><text:line-break/><text:span text:style-name="T1">・どんな所にやりがいを感じますか？</text:span></text:p>
      <text:p text:style-name="P2">作ること全般ではある、考えたものが形になるのはやはり楽しい</text:p>
      <text:p text:style-name="P1"><text:line-break/><text:span text:style-name="T1">・入社して何がしたいか</text:span></text:p>
      <text:p text:style-name="P2">とにかくセガのゲームを作りたい、できればダイナマイト刑事とか龍が如くのようなゲーム史に残るこれぞセガって感じのゲームを作りたい</text:p>
      <text:p text:style-name="P1"><text:line-break/><text:span text:style-name="T1">・入社して何が出来るか</text:span></text:p>
      <text:p text:style-name="P2">経験を生かしてゲームを作り、必要であればツールを作り、多職種とかで横のつながりで話しやすい感じにし、若手を育てる</text:p>
      <text:p text:style-name="P1"><text:line-break/><text:span text:style-name="T1">・ 入社後にどうなりたいか</text:span></text:p>
      <text:p text:style-name="P2">まずはしっかり結果を出して、ベテランとして頼りにしてもらえるようにガンガン結果を出していけるようになりたいです。</text:p>
      <text:p text:style-name="P1"><text:line-break/><text:span text:style-name="T1">・どういう人間になりたいか</text:span></text:p>
      <text:p text:style-name="P2">こうなりたいって思われるようなかっこいい男</text:p>
      <text:p text:style-name="P1"><text:line-break/><text:span text:style-name="T1">・前職ではそういう人間だったか</text:span></text:p>
      <text:p text:style-name="P2">そこまでは聞いて回ってないんでわからないですが、そうあるようにつくして来ました。</text:p>
      <text:p text:style-name="P1"><text:line-break/><text:span text:style-name="T1">・どのような工夫をもってこれまで仕事をしてきたのか？</text:span></text:p>
      <text:p text:style-name="P2">とにかくできる限りのことをするため、アイデアとか切り捨てなくていいように多角的に複数の方法を考えて実装させるために同できるかを常に考えてうごいているつもりです。</text:p>
      <text:p text:style-name="P1"><text:line-break/><text:span text:style-name="T1">・入社した場合はどういった部分で貢献できますか？</text:span></text:p>
      <text:p text:style-name="P2">ゲーム制作において１戦力以上の１．５倍～２倍ぐらい働いて結果出して見せます</text:p>
      <text:p text:style-name="P1"><text:line-break/><text:span text:style-name="T1">・弊社で魅力に思った部分は？</text:span></text:p>
      <text:p text:style-name="P2">できればダイナマイト刑事とか龍が如くのようなゲーム史に残るこれぞセガって感じのゲームを作りたい</text:p>
      <text:p text:style-name="P1"><text:line-break/><text:span text:style-name="T1">・今までのどの様な経験からスキルを発揮できますか？</text:span></text:p>
      <text:p text:style-name="P2">１９年ほどの経験から言語をとわず、クライアントやネットワークのもとわず、つないでいくスキルと実装の速さや呑み込みの速さを発揮できればと思っております。</text:p>
      <text:p text:style-name="P1"><text:line-break/><text:span text:style-name="T1">・なぜ前職の会社に入ったのか？</text:span></text:p>
      <text:p text:style-name="P2">引き抜きによるものとなります、大変お世話になってよくしてもらった上司に声をかけてもらってそちらかの呼び出しであれば恩を返したかったからです。</text:p>
      <text:p text:style-name="P1"><text:line-break/><text:span text:style-name="T1">・ストレス発散方法は？</text:span></text:p>
      <text:p text:style-name="P2">ヒトカラとか買い物です。</text:p>
      <text:p text:style-name="P1"><text:line-break/><text:span text:style-name="T1">・業務で気を付けていることは？</text:span></text:p>
      <text:p text:style-name="P3"/>
      <text:p text:style-name="P2"><text:soft-page-break/>とにかく何か結果を出すように</text:p>
      <text:p text:style-name="P1"><text:line-break/><text:span text:style-name="T1">・任されていたプロジェクトの本数</text:span></text:p>
      <text:p text:style-name="P2">１本ずつではあります。</text:p>
      <text:p text:style-name="P1"><text:line-break/><text:span text:style-name="T1">・企業様に常駐して作業する場合もあるが問題はないか？</text:span></text:p>
      <text:p text:style-name="P2">はい、基本的には問題ないです。</text:p>
      <text:p text:style-name="P1"><text:line-break/><text:span text:style-name="T1">・他にどのような会社を受けていますか？</text:span></text:p>
      <text:p text:style-name="P2">昔から好きだったゲームや好きなアクション性があるゲームを作る会社</text:p>
      <text:p text:style-name="P1"><text:line-break/><text:span text:style-name="T1">・転職先を決めるにあたって、重要視していることは何ですか？</text:span></text:p>
      <text:p text:style-name="P2">作りながら色々な経験を積めそうなところです。</text:p>
      <text:p text:style-name="P1"><text:line-break/><text:span text:style-name="T1">・休日の過ごし方は？</text:span></text:p>
      <text:p text:style-name="P2">ライブいったり、映画いったりしています。何もなければプラモ作ったりゲーム作ったりをしています。</text:p>
      <text:p text:style-name="P1"><text:line-break/><text:span text:style-name="T1">・希望条件（年収、転職時期）</text:span></text:p>
      <text:p text:style-name="P2">５５０万程度、１１月から</text:p>
      <text:p text:style-name="P1"><text:line-break/><text:span text:style-name="T1">・退職予定について</text:span></text:p>
      <text:p text:style-name="P2">１０月３１日</text:p>
      <text:p text:style-name="P1"><text:line-break/><text:span text:style-name="T1">・質問はありますか？</text:span><text:span text:style-name="T3">(</text:span><text:span text:style-name="T1">必ず質問をしてください</text:span><text:span text:style-name="T3">)</text:span><text:line-break/><text:span text:style-name="T4">メガドライブミニやゲームギアミクロのようなものを再度出すとき希望すれば参加できたりしますか、</text:span></text:p>
      <text:p text:style-name="P4"/>
      <text:p text:style-name="P4">クレイジータクシーオンラインがあったと思うんですけどそれも面白そうなのでどうなってますでしょうか</text:p>
      <text:p text:style-name="P4"/>
      <text:p text:style-name="P4">Ip復刻にも興味があるので是非参加したい成果出していけば参加できたりしますか？</text:p>
      <text:p text:style-name="P4"/>
      <text:p text:style-name="P4">リーダー経験者でリーダー業務前提でしょうか、コード書いていいでしょうか</text:p>
      <text:p text:style-name="P4"/>
      <text:p text:style-name="P4">新しいゲームの企画とか出しても大丈夫か</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宮脇 秀則</meta:initial-creator>
    <meta:creation-date>2024-10-19T18:37:19.80</meta:creation-date>
    <dc:date>2024-10-21T09:13:42.76</dc:date>
    <dc:creator>宮脇 秀則</dc:creator>
    <meta:editing-duration>P1DT1H52M46S</meta:editing-duration>
    <meta:editing-cycles>18</meta:editing-cycles>
    <meta:generator>OpenOffice.org/3.3$Win32 OpenOffice.org_project/330m20$Build-9567</meta:generator>
    <meta:document-statistic meta:table-count="0" meta:image-count="0" meta:object-count="0" meta:page-count="4" meta:paragraph-count="98" meta:word-count="1782" meta:character-count="3643"/>
  </office:meta>
</office:document-meta>
</file>